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kubsu.ru/" text:style-name="Internet_20_link" text:visited-style-name="Visited_20_Internet_20_Link">КубГУ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04T13:18:07.256000000</dc:date>
    <meta:editing-duration>PT4M27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5"/>
    <meta:generator>LibreOffice/7.4.1.2$Windows_X86_64 LibreOffice_project/3c58a8f3a960df8bc8fd77b461821e42c061c5f0</meta:generator>
  </office:meta>
</office:document-meta>
</file>